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fo:letter-spacing="normal"/>
    </style:style>
    <style:style style:name="P2" style:family="paragraph" style:parent-style-name="Standard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fo:letter-spacing="normal" officeooo:rsid="0005a1d1" officeooo:paragraph-rsid="0005a1d1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style:font-name="georgia" fo:font-size="11.25pt" fo:font-style="normal" fo:font-weight="normal"/>
    </style:style>
    <style:style style:name="T2" style:family="text">
      <style:text-properties style:font-name-asian="georgia" style:font-size-asian="11.25pt" style:font-style-asian="normal" style:font-weight-asian="normal"/>
    </style:style>
    <style:style style:name="T3" style:family="text">
      <style:text-properties fo:font-variant="normal" fo:text-transform="none" fo:color="#80808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4" style:family="text">
      <style:text-properties fo:font-variant="normal" fo:text-transform="none" fo:color="#80808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5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6" style:family="text">
      <style:text-properties fo:font-variant="normal" fo:text-transform="none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7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标准的大白书式模板，除了变量名并不一样……在主函数中只需要用到 </text:span><text:span text:style-name="T1">init </text:span><text:span text:style-name="T2">函数、</text:span><text:span text:style-name="T1">add </text:span><text:span text:style-name="T2">函数以及 </text:span><text:span text:style-name="T1">mf </text:span><text:span text:style-name="T2">函数</text:span></text:p>
      <text:p text:style-name="P1"/>
      <text:p text:style-name="P2"><text:span text:style-name="T2">#include&lt;stdio.h&gt; <text:s text:c="15"/>//差不多要加这么些头文件</text:span></text:p>
      <text:p text:style-name="P2"><text:span text:style-name="T2">#include&lt;string.h&gt;</text:span></text:p>
      <text:p text:style-name="P2"><text:span text:style-name="T2">#include&lt;queue&gt;</text:span></text:p>
      <text:p text:style-name="P2"><text:span text:style-name="T2">#include&lt;vector&gt;</text:span></text:p>
      <text:p text:style-name="P2"><text:span text:style-name="T2">#include&lt;algorithm&gt;</text:span></text:p>
      <text:p text:style-name="P2"><text:span text:style-name="T2">using namespace std;</text:span></text:p>
      <text:p text:style-name="P2"><text:span text:style-name="T2">const int maxm=150+5; <text:s text:c="7"/>//点的总数</text:span></text:p>
      <text:p text:style-name="P2"><text:span text:style-name="T2">const int INF=0x3f3f3f3f;</text:span></text:p>
      <text:p text:style-name="P2"/>
      <text:p text:style-name="P2"><text:span text:style-name="T2">struct edge{ <text:s text:c="12"/>//弧的结构体，变量：弧的出发点、结束点、容量、流量</text:span></text:p>
      <text:p text:style-name="P2"><text:span text:style-name="T2"><text:s text:c="4"/>int from,to,c,f;</text:span></text:p>
      <text:p text:style-name="P2"><text:span text:style-name="T2"><text:s text:c="4"/>edge(int a,int b,int m,int n):from(a),to(b),c(m),f(n){}</text:span></text:p>
      <text:p text:style-name="P2"><text:span text:style-name="T2">};</text:span></text:p>
      <text:p text:style-name="P2"/>
      <text:p text:style-name="P2"><text:span text:style-name="T2">struct dinic{</text:span></text:p>
      <text:p text:style-name="P2"><text:span text:style-name="T2"><text:s text:c="4"/>int m,s,t; <text:s text:c="19"/>//边数、源点标号、汇点标号</text:span></text:p>
      <text:p text:style-name="P2"><text:span text:style-name="T2"><text:s text:c="4"/>vector&lt;edge&gt;e; <text:s text:c="7"/>//边</text:span></text:p>
      <text:p text:style-name="P2"><text:span text:style-name="T2"><text:s text:c="4"/>vector&lt;int&gt;g[maxm]; <text:s text:c="3"/>//g[i][j]表示第i个点出发的第j条边在e中的编号</text:span></text:p>
      <text:p text:style-name="P2"><text:span text:style-name="T2"><text:s text:c="4"/>bool vis[maxm];</text:span></text:p>
      <text:p text:style-name="P2"><text:span text:style-name="T2"><text:s text:c="4"/>int d[maxm],cur[maxm]; <text:s text:c="3"/>//d为源点到点的距离，cur为当前遍历到的边</text:span></text:p>
      <text:p text:style-name="P2"><text:span text:style-name="T2"><text:s text:c="4"/>void init(int n){ <text:s text:c="15"/>//初始化，n为点数量（标号0～n-1）</text:span></text:p>
      <text:p text:style-name="P2"><text:span text:style-name="T2"><text:s text:c="8"/>for(int i=0;i&lt;n+5;i++)g[i].clear();</text:span></text:p>
      <text:p text:style-name="P2"><text:span text:style-name="T2"><text:s text:c="8"/>e.clear();</text:span></text:p>
      <text:p text:style-name="P2"><text:span text:style-name="T2"><text:s text:c="4"/>}</text:span></text:p>
      <text:p text:style-name="P2"><text:span text:style-name="T2"><text:s text:c="4"/>void add(int a,int b,int v){ <text:s text:c="7"/>//加入弧和反向弧</text:span></text:p>
      <text:p text:style-name="P2"><text:span text:style-name="T2"><text:s text:c="8"/>e.push_back(edge(a,b,v,0)); <text:s text:c="3"/>//正向弧容量v，反向弧容量0</text:span></text:p>
      <text:p text:style-name="P2"><text:span text:style-name="T2"><text:s text:c="8"/>e.push_back(edge(b,a,0,0));</text:span></text:p>
      <text:p text:style-name="P2"><text:span text:style-name="T2"><text:s text:c="8"/>m=e.size();</text:span></text:p>
      <text:p text:style-name="P2"><text:span text:style-name="T2"><text:s text:c="8"/>g[a].push_back(m-2);</text:span></text:p>
      <text:p text:style-name="P2"><text:span text:style-name="T2"><text:s text:c="8"/>g[b].push_back(m-1);</text:span></text:p>
      <text:p text:style-name="P2"><text:span text:style-name="T2"><text:s text:c="4"/>}</text:span></text:p>
      <text:p text:style-name="P2"><text:span text:style-name="T2"><text:s text:c="4"/>bool bfs(){</text:span></text:p>
      <text:p text:style-name="P2"><text:span text:style-name="T2"><text:s text:c="8"/>memset(vis,0,sizeof(vis));</text:span></text:p>
      <text:p text:style-name="P2"><text:span text:style-name="T2"><text:s text:c="8"/>queue&lt;int&gt;q;</text:span></text:p>
      <text:p text:style-name="P2"><text:span text:style-name="T2"><text:s text:c="8"/>q.push(s);</text:span></text:p>
      <text:p text:style-name="P2"><text:span text:style-name="T2"><text:s text:c="8"/>d[s]=0;</text:span></text:p>
      <text:p text:style-name="P2"><text:span text:style-name="T2"><text:s text:c="8"/>vis[s]=1;</text:span></text:p>
      <text:p text:style-name="P2"><text:span text:style-name="T2"><text:s text:c="8"/>while(!q.empty()){</text:span></text:p>
      <text:p text:style-name="P2"><text:span text:style-name="T2"><text:s text:c="12"/>int u=q.front();q.pop();</text:span></text:p>
      <text:p text:style-name="P2"><text:span text:style-name="T2"><text:s text:c="12"/>for(int i=0;i&lt;g[u].size();i++){</text:span></text:p>
      <text:p text:style-name="P2"><text:span text:style-name="T2"><text:s text:c="16"/>edge tmp=e[g[u][i]];</text:span></text:p>
      <text:p text:style-name="P2"><text:span text:style-name="T2"><text:s text:c="16"/>if(!vis[tmp.to]&amp;&amp;tmp.c&gt;tmp.f){</text:span></text:p>
      <text:p text:style-name="P2"><text:span text:style-name="T2"><text:s text:c="20"/>vis[tmp.to]=1;</text:span></text:p>
      <text:p text:style-name="P2"><text:span text:style-name="T2"><text:s text:c="20"/>d[tmp.to]=d[u]+1;</text:span></text:p>
      <text:p text:style-name="P2"><text:span text:style-name="T2"><text:s text:c="20"/>q.push(tmp.to);</text:span></text:p>
      <text:p text:style-name="P2"><text:soft-page-break/><text:span text:style-name="T2"><text:s text:c="16"/>}</text:span></text:p>
      <text:p text:style-name="P2"><text:span text:style-name="T2"><text:s text:c="12"/>}</text:span></text:p>
      <text:p text:style-name="P2"><text:span text:style-name="T2"><text:s text:c="8"/>}</text:span></text:p>
      <text:p text:style-name="P2"><text:span text:style-name="T2"><text:s text:c="8"/>return vis[t];</text:span></text:p>
      <text:p text:style-name="P2"><text:span text:style-name="T2"><text:s text:c="4"/>}</text:span></text:p>
      <text:p text:style-name="P2"><text:span text:style-name="T2"><text:s text:c="4"/>int dfs(int x,int a){</text:span></text:p>
      <text:p text:style-name="P2"><text:span text:style-name="T2"><text:s text:c="8"/>if(x==t||a==0)return a;</text:span></text:p>
      <text:p text:style-name="P2"><text:span text:style-name="T2"><text:s text:c="8"/>int flow=0,f;</text:span></text:p>
      <text:p text:style-name="P2"><text:span text:style-name="T2"><text:s text:c="8"/>for(int&amp; i=cur[x];i&lt;g[x].size();i++){</text:span></text:p>
      <text:p text:style-name="P2"><text:span text:style-name="T2"><text:s text:c="12"/>edge &amp;tmp=e[g[x][i]];</text:span></text:p>
      <text:p text:style-name="P2"><text:span text:style-name="T2"><text:s text:c="12"/>if(d[x]+1==d[tmp.to]&amp;&amp;(f=dfs(tmp.to,min(a,tmp.c-tmp.f)))&gt;0){</text:span></text:p>
      <text:p text:style-name="P2"><text:span text:style-name="T2"><text:s text:c="16"/>tmp.f+=f;</text:span></text:p>
      <text:p text:style-name="P2"><text:span text:style-name="T2"><text:s text:c="16"/>e[g[x][i]^1].f-=f;</text:span></text:p>
      <text:p text:style-name="P2"><text:span text:style-name="T2"><text:s text:c="16"/>flow+=f;</text:span></text:p>
      <text:p text:style-name="P2"><text:span text:style-name="T2"><text:s text:c="16"/>a-=f;</text:span></text:p>
      <text:p text:style-name="P2"><text:span text:style-name="T2"><text:s text:c="16"/>if(a==0)break;</text:span></text:p>
      <text:p text:style-name="P2"><text:span text:style-name="T2"><text:s text:c="12"/>}</text:span></text:p>
      <text:p text:style-name="P2"><text:span text:style-name="T2"><text:s text:c="8"/>}</text:span></text:p>
      <text:p text:style-name="P2"><text:span text:style-name="T2"><text:s text:c="8"/>if(!flow)d[x]=-1;</text:span></text:p>
      <text:p text:style-name="P2"><text:span text:style-name="T2"><text:s text:c="8"/>return flow;</text:span></text:p>
      <text:p text:style-name="P2"><text:span text:style-name="T2"><text:s text:c="4"/>}</text:span></text:p>
      <text:p text:style-name="P2"><text:span text:style-name="T2"><text:s text:c="4"/>int mf(int s,int t){ <text:s text:c="15"/>//在主函数中使用的函数，求s到t的最大流</text:span></text:p>
      <text:p text:style-name="P2"><text:span text:style-name="T2"><text:s text:c="8"/>this-&gt;s=s;</text:span></text:p>
      <text:p text:style-name="P2"><text:span text:style-name="T2"><text:s text:c="8"/>this-&gt;t=t;</text:span></text:p>
      <text:p text:style-name="P2"><text:span text:style-name="T2"><text:s text:c="8"/>int flow=0;</text:span></text:p>
      <text:p text:style-name="P2"><text:span text:style-name="T2"><text:s text:c="8"/>while(bfs()){</text:span></text:p>
      <text:p text:style-name="P2"><text:span text:style-name="T2"><text:s text:c="12"/>memset(cur,0,sizeof(cur));</text:span></text:p>
      <text:p text:style-name="P2"><text:span text:style-name="T2"><text:s text:c="12"/>flow+=dfs(s,INF);</text:span></text:p>
      <text:p text:style-name="P2"><text:span text:style-name="T2"><text:s text:c="8"/>}</text:span></text:p>
      <text:p text:style-name="P2"><text:span text:style-name="T2"><text:s text:c="8"/>return flow;</text:span></text:p>
      <text:p text:style-name="P2"><text:span text:style-name="T2"><text:s text:c="4"/>}</text:span></text:p>
      <text:p text:style-name="P2"><text:span text:style-name="T2">}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MT2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"/><text:span text:style-name="MT1">网络流</text:span><text:span text:style-name="MT2">--</text:span><text:span text:style-name="MT1">最大流</text:span><text:span text:style-name="MT2">dinic</text:span><text:span text:style-name="MT1">模板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3:49:51.660012532</meta:creation-date>
    <dc:date>2015-10-12T23:50:50.865317395</dc:date>
    <meta:editing-duration>P0D</meta:editing-duration>
    <meta:editing-cycles>1</meta:editing-cycles>
    <meta:document-statistic meta:table-count="0" meta:image-count="0" meta:object-count="0" meta:page-count="2" meta:paragraph-count="77" meta:word-count="323" meta:character-count="2104" meta:non-whitespace-character-count="1373"/>
    <meta:generator>LibreOffice/4.2.8.2$Linux_X86_64 LibreOffice_project/420m0$Build-2</meta:generator>
  </office:meta>
</office:document-meta>
</file>